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: pi</text:p>
      <text:p text:style-name="P1">Password: hatpentree</text:p>
      <text:p text:style-name="P1"/>
      <text:p text:style-name="P1"><text:span text:style-name="T1">WARNING: once you have powered up a Raspberry Pi you need to shut it down before you unplug the power. If you don't, it could corrupt the operating system on the SD card. Not a major issue, just means that it won't work until one installs a new operating system on the SD card. Step 6 below tells you how to shutdown.</text:span></text:p>
      <text:p text:style-name="P1"/>
      <text:p text:style-name="P1">Step 1 - configuring WiFi</text:p>
      <text:p text:style-name="P1"/>
      <text:list xml:id="list4081677610" text:style-name="WWNum6">
        <text:list-item>
          <text:p text:style-name="P3">Connect to a screen (monitor or TV) using an HDMI cable.</text:p>
        </text:list-item>
        <text:list-item>
          <text:p text:style-name="P3">Connect a mouse and keyboard using the USB sockets.</text:p>
        </text:list-item>
        <text:list-item>
          <text:p text:style-name="P3">Connect the power. You should see green and red lights come on inside the box, though only visible with the lid off.</text:p>
        </text:list-item>
        <text:list-item>
          <text:p text:style-name="P3">The raspberry pi desktop should appear on the screen.</text:p>
        </text:list-item>
        <text:list-item>
          <text:p text:style-name="P3">On the top right of the screen there should be a network icon. It may have a red cross on it to indicate no network. Click on the network icon and a drop down menu should appear with a list of available wifi networks.</text:p>
        </text:list-item>
        <text:list-item>
          <text:p text:style-name="P3">Wait for your wifi network to show up in the list.</text:p>
        </text:list-item>
        <text:list-item>
          <text:p text:style-name="P3">Click on your wifi network.</text:p>
        </text:list-item>
        <text:list-item>
          <text:p text:style-name="P3">Enter password. </text:p>
        </text:list-item>
        <text:list-item>
          <text:p text:style-name="P3">You only need to do this once. It will remember your wifi network.</text:p>
        </text:list-item>
      </text:list>
      <text:p text:style-name="P1"/>
      <text:p text:style-name="P1">Step 2 - check wifi</text:p>
      <text:p text:style-name="P1"/>
      <text:list xml:id="list3167305955" text:style-name="WWNum2">
        <text:list-item>
          <text:p text:style-name="P4">Click on the blue globe icon on the top left of the screen. This is the web browser.</text:p>
        </text:list-item>
        <text:list-item>
          <text:p text:style-name="P4">When the web browser opens, type in a website to check that the network is working.</text:p>
        </text:list-item>
      </text:list>
      <text:p text:style-name="P1"/>
      <text:p text:style-name="P1">Step 3 - get the IP address of the Raspberry Pi on your network</text:p>
      <text:p text:style-name="P1"/>
      <text:list xml:id="list2791281555" text:style-name="WWNum5">
        <text:list-item>
          <text:p text:style-name="P5">An IP address consists of 4 numbers separated by dots - XXX.XXX.XXX.XXX.</text:p>
        </text:list-item>
        <text:list-item>
          <text:p text:style-name="P5"><text:soft-page-break/>Hover over the wifi symbol in the top right corner. You should see something like 192.168.1.XX / XX (you can ignore the / XX). Write down the first 4 numbers, the first 3 numbers should be 192 168 1. The fourth number is the one that your network has allocated to this Raspberry Pi.</text:p>
        </text:list-item>
        <text:list-item>
          <text:p text:style-name="P5">Note down the IP address.</text:p>
        </text:list-item>
        <text:list-item>
          <text:p text:style-name="P5">Alternatively, click on the icon near the top left of the screen that looks like a black box with “&gt;_” in it. This is called the “command prompt”. </text:p>
        </text:list-item>
        <text:list-item>
          <text:p text:style-name="P5">A new window should pop up with a blackbackground.</text:p>
        </text:list-item>
        <text:list-item>
          <text:p text:style-name="P5">Click in the window and type in “ifconfig” and press return.</text:p>
        </text:list-item>
        <text:list-item>
          <text:p text:style-name="P5">You should see a lot of text. In the text there should be a section for “wlan”, and in this section there should be an IP address something like 192.168.1.XX.</text:p>
        </text:list-item>
        <text:list-item>
          <text:p text:style-name="P5">Note down the IP address.</text:p>
        </text:list-item>
        <text:list-item>
          <text:p text:style-name="P5">You can now remove the monitor, mouse and keyboard and return them to your computer as you will need them. </text:p>
        </text:list-item>
      </text:list>
      <text:p text:style-name="P1"/>
      <text:p text:style-name="P1">Step 4 - install VNC viewer on your computer.</text:p>
      <text:p text:style-name="P1"/>
      <text:list xml:id="list956004304" text:style-name="WWNum3">
        <text:list-item>
          <text:p text:style-name="P6"><text:a xlink:type="simple" xlink:href="https://www.realvnc.com/en/connect/download/viewer/" text:style-name="ListLabel_20_55" text:visited-style-name="ListLabel_20_55"><text:span text:style-name="T3">https://www.realvnc.com/en/connect/download/viewer/</text:span></text:a></text:p>
        </text:list-item>
        <text:list-item>
          <text:p text:style-name="P6">Download and install VNC viewer for Windows.</text:p>
        </text:list-item>
        <text:list-item>
          <text:p text:style-name="P6">Once installed, run VNC Viewer.</text:p>
        </text:list-item>
        <text:list-item>
          <text:p text:style-name="P6">Where it says “enter a VNC Server address or search”, type in the IP address you noted down in the step above.</text:p>
        </text:list-item>
        <text:list-item>
          <text:p text:style-name="P6">It should ask for a username and password. These are given above at the top of this document.</text:p>
        </text:list-item>
        <text:list-item>
          <text:p text:style-name="P6">A window should pop up which is the desktop of the Raspberry Pi.</text:p>
        </text:list-item>
        <text:list-item>
          <text:p text:style-name="P6">You should now be able to remotely log in to your raspberry pi.</text:p>
        </text:list-item>
      </text:list>
      <text:p text:style-name="P1"/>
      <text:p text:style-name="P1">Step 5 - run a python script to make light blink</text:p>
      <text:p text:style-name="P1"/>
      <text:list xml:id="list2221226953" text:style-name="WWNum4">
        <text:list-item>
          <text:p text:style-name="P7">Click on the yellow “file explorer” icon located at the top left of the screen. </text:p>
        </text:list-item>
        <text:list-item>
          <text:p text:style-name="P7">Double click on the “src” directory.</text:p>
        </text:list-item>
        <text:list-item>
          <text:p text:style-name="P7">Double click on “blink” directory..</text:p>
        </text:list-item>
        <text:list-item>
          <text:p text:style-name="P7">Double click on “blink.py”. This will load up the blink .py python script.</text:p>
        </text:list-item>
        <text:list-item>
          <text:p text:style-name="P7">Click run. The red light should flash on and off.</text:p>
        </text:list-item>
        <text:list-item>
          <text:p text:style-name="P7"><text:soft-page-break/>Click stop to stop.</text:p>
        </text:list-item>
      </text:list>
      <text:p text:style-name="Standard"/>
      <text:p text:style-name="P1">Step 6 - shutdown</text:p>
      <text:p text:style-name="P1"/>
      <text:list xml:id="list2523393522" text:style-name="WWNum1">
        <text:list-item>
          <text:p text:style-name="P8">Click on the “Raspberry” icon in the top left of the screen..</text:p>
        </text:list-item>
        <text:list-item>
          <text:p text:style-name="P8">Click “logout”.</text:p>
        </text:list-item>
        <text:list-item>
          <text:p text:style-name="P8">Click “shutdown”.</text:p>
        </text:list-item>
        <text:list-item>
          <text:p text:style-name="P8">Once the green light has stopped flashing you can unplug the Raspberry Pi.</text:p>
        </text:list-item>
      </text:list>
      <text:p text:style-name="Standard"/>
      <text:p text:style-name="Standard"><text:span text:style-name="T1">NOTE: Now that you know the IP address and the Rapsberry Pi is connected to your wifi, you just need to plug in the power, wait a few seconds, and then you can connect via the VNC viewer. You don't have to plug in the monitor, keyboard and mouse unless something goes wrong with the wifi.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7" meta:word-count="702" meta:character-count="3586" meta:non-whitespace-character-count="2963"/>
    <meta:generator>LibreOfficeDev/6.0.5.2$Linux_X86_64 LibreOffice_project/</meta:generator>
  </office:meta>
</office:document-meta>
</file>